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>
      <style:table-cell-properties fo:background-color="#ff9966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1002" table:default-cell-style-name="Default"/>
        <table:table-row table:style-name="ro2">
          <table:table-cell table:style-name="ce1" table:number-columns-repeated="2"/>
          <table:table-cell table:style-name="ce4" office:value-type="string" table:number-columns-spanned="2" table:number-rows-spanned="1">
            <text:p>Verses</text:p>
          </table:table-cell>
          <table:covered-table-cell table:style-name="ce1"/>
          <table:table-cell table:style-name="ce4" office:value-type="string" table:number-columns-spanned="2" table:number-rows-spanned="1">
            <text:p>Gospels</text:p>
          </table:table-cell>
          <table:covered-table-cell table:style-name="ce1"/>
          <table:table-cell table:style-name="ce4" office:value-type="string" table:number-columns-spanned="2" table:number-rows-spanned="1">
            <text:p>Epistles</text:p>
          </table:table-cell>
          <table:covered-table-cell table:style-name="ce1"/>
          <table:table-cell table:style-name="ce4" office:value-type="string" table:number-columns-spanned="2" table:number-rows-spanned="1">
            <text:p>Wisdom</text:p>
          </table:table-cell>
          <table:covered-table-cell table:style-name="ce1"/>
          <table:table-cell table:style-name="ce4" office:value-type="string" table:number-columns-spanned="2" table:number-rows-spanned="1">
            <text:p>History</text:p>
          </table:table-cell>
          <table:covered-table-cell table:style-name="ce1"/>
          <table:table-cell table:style-name="ce4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4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 &amp; the Feedback Forum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5"/>
          <table:table-cell table:style-name="ce5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percentage" office:value="0.16">
            <text:p>16%</text:p>
          </table:table-cell>
          <table:table-cell table:style-name="ce5" office:value-type="percentage" office:value="0.3">
            <text:p>30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/>
          <table:table-cell office:value-type="string">
            <text:p>Common mistakes when enterin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5" table:formula="of:=[.O7]+0.01" office:value-type="percentage" office:value="0.17">
            <text:p>17%</text:p>
          </table:table-cell>
          <table:table-cell table:style-name="ce5" office:value-type="percentage" office:value="0.35">
            <text:p>35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5" table:formula="of:=[.O8]+0.01" office:value-type="percentage" office:value="0.18">
            <text:p>18%</text:p>
          </table:table-cell>
          <table:table-cell table:style-name="ce5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5" table:formula="of:=[.O9]+0.01" office:value-type="percentage" office:value="0.19">
            <text:p>19%</text:p>
          </table:table-cell>
          <table:table-cell table:style-name="ce5" office:value-type="percentage" office:value="0.45">
            <text:p>45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5" table:formula="of:=[.O10]+0.01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5" table:formula="of:=[.O12]+0.01" office:value-type="percentage" office:value="0.26">
            <text:p>26%</text:p>
          </table:table-cell>
          <table:table-cell table:style-name="ce5" office:value-type="percentage" office:value="0.6">
            <text:p>60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6" table:formula="of:=[.O13]+0.01" office:value-type="percentage" office:value="0.27">
            <text:p>27%</text:p>
          </table:table-cell>
          <table:table-cell table:style-name="ce5" office:value-type="percentage" office:value="0.65">
            <text:p>65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3">
            <text:p>13</text:p>
          </table:table-cell>
          <table:table-cell table:style-name="ce2" office:value-type="float" office:value="225">
            <text:p>225</text:p>
          </table:table-cell>
          <table:table-cell table:style-name="ce2" table:formula="of:=[.C13]" office:value-type="float" office:value="175">
            <text:p>175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E13]" office:value-type="float" office:value="18">
            <text:p>18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G13]" office:value-type="float" office:value="18">
            <text:p>18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I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K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M13]" office:value-type="float" office:value="9">
            <text:p>9</text:p>
          </table:table-cell>
          <table:table-cell table:style-name="ce6" table:formula="of:=[.O14]+0.01" office:value-type="percentage" office:value="0.28">
            <text:p>28%</text:p>
          </table:table-cell>
          <table:table-cell table:style-name="ce6" table:formula="of:=[.P14]+0.01" office:value-type="percentage" office:value="0.66">
            <text:p>66%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table:formula="of:=0.2*[.C15]" office:value-type="float" office:value="45">
            <text:p>45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250">
            <text:p>250</text:p>
          </table:table-cell>
          <table:table-cell table:style-name="ce3" table:formula="of:=[.C14]" office:value-type="float" office:value="200">
            <text:p>200</text:p>
          </table:table-cell>
          <table:table-cell table:style-name="ce3" table:formula="of:=ROUND([.$C16]*0.1)" office:value-type="float" office:value="25">
            <text:p>25</text:p>
          </table:table-cell>
          <table:table-cell table:style-name="ce3" table:formula="of:=[.E14]" office:value-type="float" office:value="20">
            <text:p>20</text:p>
          </table:table-cell>
          <table:table-cell table:style-name="ce3" table:formula="of:=ROUND([.$C16]*0.1)" office:value-type="float" office:value="25">
            <text:p>25</text:p>
          </table:table-cell>
          <table:table-cell table:style-name="ce3" table:formula="of:=[.G14]" office:value-type="float" office:value="20">
            <text:p>20</text:p>
          </table:table-cell>
          <table:table-cell table:style-name="ce3" table:formula="of:=ROUND([.$C16]*0.05)" office:value-type="float" office:value="13">
            <text:p>13</text:p>
          </table:table-cell>
          <table:table-cell table:style-name="ce3" table:formula="of:=[.I14]" office:value-type="float" office:value="10">
            <text:p>10</text:p>
          </table:table-cell>
          <table:table-cell table:style-name="ce3" table:formula="of:=ROUND([.$C16]*0.05)" office:value-type="float" office:value="13">
            <text:p>13</text:p>
          </table:table-cell>
          <table:table-cell table:style-name="ce3" table:formula="of:=[.K14]" office:value-type="float" office:value="10">
            <text:p>10</text:p>
          </table:table-cell>
          <table:table-cell table:style-name="ce3" table:formula="of:=ROUND([.$C16]*0.05)" office:value-type="float" office:value="13">
            <text:p>13</text:p>
          </table:table-cell>
          <table:table-cell table:style-name="ce3" table:formula="of:=[.M14]" office:value-type="float" office:value="10">
            <text:p>10</text:p>
          </table:table-cell>
          <table:table-cell table:style-name="ce7" table:formula="of:=[.O15]+0.01" office:value-type="percentage" office:value="0.29">
            <text:p>29%</text:p>
          </table:table-cell>
          <table:table-cell table:style-name="ce7" table:formula="of:=[.P15]+0.01" office:value-type="percentage" office:value="0.67">
            <text:p>67%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table:formula="of:=0.2*[.C16]" office:value-type="float" office:value="50">
            <text:p>50</text:p>
          </table:table-cell>
          <table:table-cell table:style-name="ce9"/>
          <table:table-cell table:style-name="ce3" table:number-columns-repeated="1003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5" table:formula="of:=[.O16]+0.01" office:value-type="percentage" office:value="0.3">
            <text:p>30%</text:p>
          </table:table-cell>
          <table:table-cell table:style-name="ce5" table:formula="of:=[.P16]+0.01" office:value-type="percentage" office:value="0.68">
            <text:p>68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5" table:formula="of:=[.O17]+0.01" office:value-type="percentage" office:value="0.31">
            <text:p>31%</text:p>
          </table:table-cell>
          <table:table-cell table:style-name="ce5" table:formula="of:=[.P17]+0.01" office:value-type="percentage" office:value="0.69">
            <text:p>69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5" table:formula="of:=[.O18]+0.01" office:value-type="percentage" office:value="0.32">
            <text:p>32%</text:p>
          </table:table-cell>
          <table:table-cell table:style-name="ce5" table:formula="of:=[.P18]+0.01" office:value-type="percentage" office:value="0.7">
            <text:p>70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5" table:formula="of:=[.O19]+0.01" office:value-type="percentage" office:value="0.33">
            <text:p>33%</text:p>
          </table:table-cell>
          <table:table-cell table:style-name="ce5" table:formula="of:=[.P19]+0.01" office:value-type="percentage" office:value="0.71">
            <text:p>71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5" table:formula="of:=[.O20]+0.01" office:value-type="percentage" office:value="0.34">
            <text:p>34%</text:p>
          </table:table-cell>
          <table:table-cell table:style-name="ce5" table:formula="of:=[.P20]+0.01" office:value-type="percentage" office:value="0.72">
            <text:p>72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5" table:formula="of:=[.O21]+0.01" office:value-type="percentage" office:value="0.35">
            <text:p>35%</text:p>
          </table:table-cell>
          <table:table-cell table:style-name="ce5" table:formula="of:=[.P21]+0.01" office:value-type="percentage" office:value="0.73">
            <text:p>73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5" table:formula="of:=[.O22]+0.01" office:value-type="percentage" office:value="0.36">
            <text:p>36%</text:p>
          </table:table-cell>
          <table:table-cell table:style-name="ce5" table:formula="of:=[.P22]+0.01" office:value-type="percentage" office:value="0.74">
            <text:p>74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5" table:formula="of:=[.O23]+0.01" office:value-type="percentage" office:value="0.37">
            <text:p>37%</text:p>
          </table:table-cell>
          <table:table-cell table:style-name="ce5" table:formula="of:=[.P23]+0.01" office:value-type="percentage" office:value="0.75">
            <text:p>75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5" table:formula="of:=[.O24]+0.01" office:value-type="percentage" office:value="0.38">
            <text:p>38%</text:p>
          </table:table-cell>
          <table:table-cell table:style-name="ce5" table:formula="of:=[.P24]+0.01" office:value-type="percentage" office:value="0.76">
            <text:p>76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5" table:formula="of:=[.O25]+0.01" office:value-type="percentage" office:value="0.39">
            <text:p>39%</text:p>
          </table:table-cell>
          <table:table-cell table:style-name="ce5" table:formula="of:=[.P25]+0.01" office:value-type="percentage" office:value="0.77">
            <text:p>77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5" table:formula="of:=[.O26]+0.01" office:value-type="percentage" office:value="0.4">
            <text:p>40%</text:p>
          </table:table-cell>
          <table:table-cell table:style-name="ce5" table:formula="of:=[.P26]+0.01" office:value-type="percentage" office:value="0.78">
            <text:p>78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5" table:formula="of:=[.O27]+0.01" office:value-type="percentage" office:value="0.41">
            <text:p>41%</text:p>
          </table:table-cell>
          <table:table-cell table:style-name="ce5" table:formula="of:=[.P27]+0.01" office:value-type="percentage" office:value="0.79">
            <text:p>79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5" table:formula="of:=[.O28]+0.01" office:value-type="percentage" office:value="0.42">
            <text:p>42%</text:p>
          </table:table-cell>
          <table:table-cell table:style-name="ce5" table:formula="of:=[.P28]+0.01" office:value-type="percentage" office:value="0.8">
            <text:p>8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5" table:formula="of:=[.O29]+0.01" office:value-type="percentage" office:value="0.43">
            <text:p>43%</text:p>
          </table:table-cell>
          <table:table-cell table:style-name="ce5" table:formula="of:=[.P29]+0.01" office:value-type="percentage" office:value="0.81">
            <text:p>81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5" table:formula="of:=[.O30]+0.01" office:value-type="percentage" office:value="0.44">
            <text:p>44%</text:p>
          </table:table-cell>
          <table:table-cell table:style-name="ce5" table:formula="of:=[.P30]+0.01" office:value-type="percentage" office:value="0.82">
            <text:p>82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5" table:formula="of:=[.O31]+0.01" office:value-type="percentage" office:value="0.45">
            <text:p>45%</text:p>
          </table:table-cell>
          <table:table-cell table:style-name="ce5" table:formula="of:=[.P31]+0.01" office:value-type="percentage" office:value="0.83">
            <text:p>83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5" table:formula="of:=[.O32]+0.01" office:value-type="percentage" office:value="0.46">
            <text:p>46%</text:p>
          </table:table-cell>
          <table:table-cell table:style-name="ce5" table:formula="of:=[.P32]+0.01" office:value-type="percentage" office:value="0.84">
            <text:p>84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5" table:formula="of:=[.O33]+0.01" office:value-type="percentage" office:value="0.47">
            <text:p>47%</text:p>
          </table:table-cell>
          <table:table-cell table:style-name="ce5" table:formula="of:=[.P33]+0.01" office:value-type="percentage" office:value="0.85">
            <text:p>85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5" table:formula="of:=[.O34]+0.01" office:value-type="percentage" office:value="0.48">
            <text:p>48%</text:p>
          </table:table-cell>
          <table:table-cell table:style-name="ce5" table:formula="of:=[.P34]+0.01" office:value-type="percentage" office:value="0.86">
            <text:p>86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5" table:formula="of:=[.O35]+0.01" office:value-type="percentage" office:value="0.49">
            <text:p>49%</text:p>
          </table:table-cell>
          <table:table-cell table:style-name="ce5" table:formula="of:=[.P35]+0.01" office:value-type="percentage" office:value="0.87">
            <text:p>87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5" table:formula="of:=[.O36]+0.01" office:value-type="percentage" office:value="0.5">
            <text:p>50%</text:p>
          </table:table-cell>
          <table:table-cell table:style-name="ce5" table:formula="of:=[.P36]+0.01" office:value-type="percentage" office:value="0.88">
            <text:p>88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5" table:formula="of:=[.O37]+0.01" office:value-type="percentage" office:value="0.51">
            <text:p>51%</text:p>
          </table:table-cell>
          <table:table-cell table:style-name="ce5" table:formula="of:=[.P37]+0.01" office:value-type="percentage" office:value="0.89">
            <text:p>89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5" table:formula="of:=[.O38]+0.01" office:value-type="percentage" office:value="0.52">
            <text:p>52%</text:p>
          </table:table-cell>
          <table:table-cell table:style-name="ce5" table:formula="of:=[.P38]+0.01" office:value-type="percentage" office:value="0.9">
            <text:p>9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5" table:formula="of:=[.O39]+0.01" office:value-type="percentage" office:value="0.53">
            <text:p>53%</text:p>
          </table:table-cell>
          <table:table-cell table:style-name="ce5" table:formula="of:=[.P39]+0.01" office:value-type="percentage" office:value="0.91">
            <text:p>91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5" table:formula="of:=[.O40]+0.01" office:value-type="percentage" office:value="0.54">
            <text:p>54%</text:p>
          </table:table-cell>
          <table:table-cell table:style-name="ce5" table:formula="of:=[.P40]+0.01" office:value-type="percentage" office:value="0.92">
            <text:p>92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5" table:formula="of:=[.O41]+0.01" office:value-type="percentage" office:value="0.55">
            <text:p>55%</text:p>
          </table:table-cell>
          <table:table-cell table:style-name="ce5" table:formula="of:=[.P41]+0.01" office:value-type="percentage" office:value="0.93">
            <text:p>93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5" table:formula="of:=[.O42]+0.01" office:value-type="percentage" office:value="0.56">
            <text:p>56%</text:p>
          </table:table-cell>
          <table:table-cell table:style-name="ce5" table:formula="of:=[.P42]+0.01" office:value-type="percentage" office:value="0.94">
            <text:p>94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5" table:formula="of:=[.O43]+0.01" office:value-type="percentage" office:value="0.57">
            <text:p>57%</text:p>
          </table:table-cell>
          <table:table-cell table:style-name="ce5" table:formula="of:=[.P43]+0.01" office:value-type="percentage" office:value="0.95">
            <text:p>95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5" table:formula="of:=[.O44]+0.01" office:value-type="percentage" office:value="0.58">
            <text:p>58%</text:p>
          </table:table-cell>
          <table:table-cell table:style-name="ce5" table:formula="of:=[.P44]+0.01" office:value-type="percentage" office:value="0.96">
            <text:p>96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5" table:formula="of:=[.O45]+0.01" office:value-type="percentage" office:value="0.59">
            <text:p>59%</text:p>
          </table:table-cell>
          <table:table-cell table:style-name="ce5" table:formula="of:=[.P45]+0.01" office:value-type="percentage" office:value="0.97">
            <text:p>97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5" table:formula="of:=[.O46]+0.01" office:value-type="percentage" office:value="0.6">
            <text:p>60%</text:p>
          </table:table-cell>
          <table:table-cell table:style-name="ce5" table:formula="of:=[.P46]+0.01" office:value-type="percentage" office:value="0.98">
            <text:p>98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5" table:formula="of:=[.O47]+0.01" office:value-type="percentage" office:value="0.61">
            <text:p>61%</text:p>
          </table:table-cell>
          <table:table-cell table:style-name="ce5" table:formula="of:=[.P47]+0.01" office:value-type="percentage" office:value="0.99">
            <text:p>99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5" table:formula="of:=[.O48]+0.01" office:value-type="percentage" office:value="0.62">
            <text:p>62%</text:p>
          </table:table-cell>
          <table:table-cell table:style-name="ce5" table:formula="of:=[.P48]+0.01" office:value-type="percentage" office:value="1">
            <text:p>100%</text:p>
          </table:table-cell>
          <table:table-cell table:number-columns-repeated="100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5">09/25/2010</text:date>, <text:time>20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</meta:initial-creator>
    <meta:creation-date>2010-08-12T15:22:06</meta:creation-date>
    <dc:date>2010-09-25T20:49:16</dc:date>
    <dc:creator>Andy </dc:creator>
    <meta:editing-duration>PT97H40M46S</meta:editing-duration>
    <meta:editing-cycles>14</meta:editing-cycles>
    <meta:generator>OpenOffice.org/3.2$Linux OpenOffice.org_project/320m12$Build-9483</meta:generator>
    <meta:document-statistic meta:table-count="3" meta:cell-count="764" meta:object-count="0"/>
  </office:meta>
</office:document-meta>
</file>